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c0f42" officeooo:paragraph-rsid="000c0f42"/>
    </style:style>
    <style:style style:name="P2" style:family="paragraph" style:parent-style-name="Preformatted_20_Text">
      <style:paragraph-properties fo:text-align="justify" style:justify-single-word="false"/>
      <style:text-properties officeooo:rsid="000d3e80" officeooo:paragraph-rsid="000d3e80"/>
    </style:style>
    <style:style style:name="P3" style:family="paragraph" style:parent-style-name="Preformatted_20_Text">
      <style:paragraph-properties fo:text-align="justify" style:justify-single-word="false"/>
      <style:text-properties officeooo:rsid="000ed38f" officeooo:paragraph-rsid="000ed38f"/>
    </style:style>
    <style:style style:name="P4" style:family="paragraph" style:parent-style-name="Preformatted_20_Text">
      <style:paragraph-properties fo:text-align="justify" style:justify-single-word="false"/>
      <style:text-properties officeooo:rsid="00170984" officeooo:paragraph-rsid="00170984"/>
    </style:style>
    <style:style style:name="P5" style:family="paragraph" style:parent-style-name="Preformatted_20_Text">
      <style:paragraph-properties fo:text-align="justify" style:justify-single-word="false"/>
      <style:text-properties officeooo:rsid="0019bcbf" officeooo:paragraph-rsid="0019bcbf"/>
    </style:style>
    <style:style style:name="P6" style:family="paragraph" style:parent-style-name="Preformatted_20_Text">
      <style:paragraph-properties fo:text-align="justify" style:justify-single-word="false"/>
      <style:text-properties officeooo:rsid="001abd9a" officeooo:paragraph-rsid="001abd9a"/>
    </style:style>
    <style:style style:name="P7" style:family="paragraph" style:parent-style-name="Preformatted_20_Text">
      <style:paragraph-properties fo:text-align="justify" style:justify-single-word="false"/>
      <style:text-properties officeooo:rsid="001cb267" officeooo:paragraph-rsid="001cb267"/>
    </style:style>
    <style:style style:name="P8" style:family="paragraph" style:parent-style-name="Preformatted_20_Text">
      <style:paragraph-properties fo:text-align="justify" style:justify-single-word="false"/>
      <style:text-properties officeooo:rsid="001decd0" officeooo:paragraph-rsid="001decd0"/>
    </style:style>
    <style:style style:name="P9" style:family="paragraph" style:parent-style-name="Preformatted_20_Text">
      <style:paragraph-properties fo:text-align="justify" style:justify-single-word="false"/>
      <style:text-properties officeooo:rsid="001f53a0" officeooo:paragraph-rsid="001f53a0"/>
    </style:style>
    <style:style style:name="P10" style:family="paragraph" style:parent-style-name="Preformatted_20_Text">
      <style:paragraph-properties fo:text-align="justify" style:justify-single-word="false"/>
      <style:text-properties officeooo:rsid="00212d83" officeooo:paragraph-rsid="00212d83"/>
    </style:style>
    <style:style style:name="P11" style:family="paragraph" style:parent-style-name="Preformatted_20_Text">
      <style:paragraph-properties fo:text-align="justify" style:justify-single-word="false"/>
      <style:text-properties officeooo:rsid="0023b101" officeooo:paragraph-rsid="0023b101"/>
    </style:style>
    <style:style style:name="T1" style:family="text">
      <style:text-properties officeooo:rsid="00107e6b"/>
    </style:style>
    <style:style style:name="T2" style:family="text">
      <style:text-properties officeooo:rsid="001240b5"/>
    </style:style>
    <style:style style:name="T3" style:family="text">
      <style:text-properties officeooo:rsid="0018a32f"/>
    </style:style>
    <style:style style:name="T4" style:family="text">
      <style:text-properties officeooo:rsid="001d7964"/>
    </style:style>
    <style:style style:name="T5" style:family="text">
      <style:text-properties officeooo:rsid="001f53a0"/>
    </style:style>
    <style:style style:name="T6" style:family="text">
      <style:text-properties officeooo:rsid="0020447c"/>
    </style:style>
    <style:style style:name="T7" style:family="text">
      <style:text-properties officeooo:rsid="002252a0"/>
    </style:style>
    <style:style style:name="T8" style:family="text">
      <style:text-properties officeooo:rsid="00242c65"/>
    </style:style>
    <style:style style:name="T9" style:family="text">
      <style:text-properties officeooo:rsid="002d9424"/>
    </style:style>
    <style:style style:name="T10" style:family="text">
      <style:text-properties officeooo:rsid="002eea5a"/>
    </style:style>
    <style:style style:name="T11" style:family="text">
      <style:text-properties officeooo:rsid="00314b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ssandro Borsoi 20014853</text:p>
      <text:p text:style-name="P1"/>
      <text:p text:style-name="P1">Il programma si compone dei seguenti files:</text:p>
      <text:p text:style-name="P1">selvaggi.c</text:p>
      <text:p text:style-name="P1">upo_semaphore.h</text:p>
      <text:p text:style-name="P1">Makefile</text:p>
      <text:p text:style-name="P1"/>
      <text:p text:style-name="P2">E’ possibile compilare il tutto col comando make clean selvaggi. La compilazione con gcc e’ fatta attivando i seguenti flag: -Wall -Wextra -std=c11 -pedantic -g e controllata con valgrind –tool=memcheck –leak-cheack=full.</text:p>
      <text:p text:style-name="P2"/>
      <text:p text:style-name="P3">Il file upo_semaphore.h non e’ altro che una libreria header-only che fa da wrapper alle funzioni sui semafori init, wait e post. La necessita’ di fare cio’ deriva dal fatto che OS X (<text:span text:style-name="T1">sistema operativo</text:span> su cui ho fatto la maggior parte dello sviluppo) non supporta gli unnamed semaphore. <text:span text:style-name="T2">La soluzione semanticamente piu’ vicina e’ risultata quella di usare la libreria Grand Central Dispatch GCD fornita da Apple. Le funzioni sono quindi state nominate upo_sem_init, upo_sem_wait e upo_sem_post ed il tipo del semaforo e’ stato nascosto in una struttura upo_sem_s. Il preprocessore fornira’ quindi condizionalmente l’implementazione per il sistema operativo in uso (linux o osx).</text:span></text:p>
      <text:p text:style-name="P3"/>
      <text:p text:style-name="P4">In selvaggi.c si trovano il main, la funzione da passare ai pthread per gestire i selvaggi e quella per gestire il cuoco. In piu’ e’ stata creata una struttura che contiene tutti i dati condivisi dai thread in esecuzione e la cui modifica e’ stata confinata all’interno di un <text:span text:style-name="T3">upo_sem_wait</text:span>(&amp;mutex) e <text:span text:style-name="T3">un</text:span> <text:span text:style-name="T3">upo_sem_post</text:span>(&amp;mutex).</text:p>
      <text:p text:style-name="P4"/>
      <text:p text:style-name="P5">Il main inizia controllando che siano stati passati i parametri richiesti e quindi assegnati a tre variabili: selvaggi (numero di selvaggi che dovranno essere attivati), porzioni (numero di porzioni che possono stare in pentola) e pasti (numero di pasti che ogni selvaggio deve <text:span text:style-name="T9">mangiare</text:span> prima di terminare). </text:p>
      <text:p text:style-name="P5"/>
      <text:p text:style-name="P6">A questo punto <text:span text:style-name="T10">viene allocato spazio nell’heap per la struttura dati condivisa. Vengono inizializzati i valori ed in particolare viene chiamata upo_sem_init su mutex (a 1) e full (a 0).</text:span></text:p>
      <text:p text:style-name="P7"/>
      <text:p text:style-name="P8">Si procede quindi alla creazione del numero di selvaggi richiesti piu’ un unico cuoco <text:span text:style-name="T6">e si passa shared_t come argomento</text:span>. <text:span text:style-name="T5">Si richiede con una pthread_join che il main attenda che i selvaggi abbiano finito la loro esecuzione prima di continuare.</text:span></text:p>
      <text:p text:style-name="P8"/>
      <text:p text:style-name="P9">Le operazioni successive consistono nel dire al cuoco di smettere di cucinare, il main si assicura che il cuoco abbia cessato la propria esecuzione con una join; dopodiche’ stampa il numero di volte in cui il cuoco ha cucinato e libera la memoria allocata prima di terminare.</text:p>
      <text:p text:style-name="P9"/>
      <text:p text:style-name="P10">Il cuoco e’ in loop continuo su una variabile di shared_t cucina. In questo modo e’ possibile interromperlo quando tutti i selvaggi avranno finito di mangiare. <text:span text:style-name="T7">L’esecuzione del codice del cuoco e’ sezione critica e deve escludere i selvaggi fino a che non ha finito di cucinare. Questo avviene solo nel caso in cui la pentola sia vuota; in caso affermativo il cuoco si sveglia e la riempie ripristinando anche il valore del semaforo full che permettera’ ai selvaggi di accedere alla propria sezione critica.</text:span></text:p>
      <text:p text:style-name="P10"/>
      <text:p text:style-name="P11">I selvaggi, una volta creati, si mettono in un loop finito dipendente da quanti pasti devono fare. Una volta fatti, possono terminare. Se ci sono pasti disponibili possono decrementare il semaforo full; se non ci sono altri thread in sezione critica possono accedere alla loro passando il wait sul mutex; qui mangiano, decrementano i pasti nella pentola <text:span text:style-name="T11">ed</text:span> escono dal mutex. <text:span text:style-name="T8">L’id del selvaggio, assegnato solo alla prima iterazione, e’ stato fatto all’interno della sezione critica in quanto agisce su una variabile condivi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7:39:44.850556000</dc:date>
    <meta:editing-duration>PT1H16M7S</meta:editing-duration>
    <meta:editing-cycles>30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4" meta:word-count="534" meta:character-count="3369" meta:non-whitespace-character-count="2848"/>
  </office:meta>
</office:document-meta>
</file>